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Times New Roman" svg:font-family="&quot;Times New Roman&quot;"/>
    <style:font-face style:name="Cumberland" svg:font-family="Cumberland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style:vertical-align="automatic"/>
      <style:text-properties style:font-name="Cumberland" style:font-name-asian="Cumberland" style:font-name-complex="Cumberland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Assignment 2 - Andrew Kim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1">
            <text:p>Problems from the text book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1) <text:s/>For each function f(n) and time t in the following table, determine the largest size n of a problem that can be solved in time t,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<text:s/>assuming that the algorithm to solve the problem takes f(n) microseconds.</text:p>
          </table:table-cell>
          <table:table-cell table:number-columns-repeated="16383" table:style-name="ce1"/>
        </table:table-row>
        <table:table-row table:style-name="ro1">
          <table:table-cell table:style-name="ce4"/>
          <table:table-cell office:value-type="string" table:style-name="ce5">
            <text:p>1 second</text:p>
          </table:table-cell>
          <table:table-cell office:value-type="string" table:style-name="ce5">
            <text:p>1 minute</text:p>
          </table:table-cell>
          <table:table-cell office:value-type="string" table:style-name="ce5">
            <text:p>1 hour</text:p>
          </table:table-cell>
          <table:table-cell office:value-type="string" table:style-name="ce5">
            <text:p>1 day</text:p>
          </table:table-cell>
          <table:table-cell office:value-type="string" table:style-name="ce5">
            <text:p>1 month</text:p>
          </table:table-cell>
          <table:table-cell office:value-type="string" table:style-name="ce5">
            <text:p>1 year</text:p>
          </table:table-cell>
          <table:table-cell office:value-type="string" table:style-name="ce6">
            <text:p>1 century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lg n</text:p>
          </table:table-cell>
          <table:table-cell office:value-type="float" office:value="16.609640474436802" table:style-name="ce8">
            <text:p>16.60964047</text:p>
          </table:table-cell>
          <table:table-cell office:value-type="float" office:value="25.838459164932701" table:style-name="ce8">
            <text:p>25.83845916</text:p>
          </table:table-cell>
          <table:table-cell office:value-type="float" office:value="31.745349760541199" table:style-name="ce8">
            <text:p>31.74534976</text:p>
          </table:table-cell>
          <table:table-cell office:value-type="float" office:value="36.330312261262399" table:style-name="ce8">
            <text:p>36.33031226</text:p>
          </table:table-cell>
          <table:table-cell office:value-type="float" office:value="41.258199938165902" table:style-name="ce8">
            <text:p>41.25819994</text:p>
          </table:table-cell>
          <table:table-cell office:value-type="float" office:value="44.843162438887099" table:style-name="ce8">
            <text:p>44.84316244</text:p>
          </table:table-cell>
          <table:table-cell office:value-type="float" office:value="51.487018628661801" table:style-name="ce8">
            <text:p>51.48701863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sqrt n</text:p>
          </table:table-cell>
          <table:table-cell office:value-type="float" office:value="316.22776601683802" table:style-name="ce8">
            <text:p>316.227766</text:p>
          </table:table-cell>
          <table:table-cell office:value-type="float" office:value="7745.9666924148296" table:style-name="ce8">
            <text:p>7745.966692</text:p>
          </table:table-cell>
          <table:table-cell office:value-type="float" office:value="60000" table:style-name="ce8">
            <text:p>60000</text:p>
          </table:table-cell>
          <table:table-cell office:value-type="float" office:value="293938.76913398103" table:style-name="ce8">
            <text:p>293938.7691</text:p>
          </table:table-cell>
          <table:table-cell office:value-type="float" office:value="1621727.47402269" table:style-name="ce8">
            <text:p>1621727.474</text:p>
          </table:table-cell>
          <table:table-cell office:value-type="float" office:value="5617828.7620752603" table:style-name="ce8">
            <text:p>5617828.762</text:p>
          </table:table-cell>
          <table:table-cell office:value-type="float" office:value="56178287.620752603" table:style-name="ce8">
            <text:p>56178287.62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n</text:p>
          </table:table-cell>
          <table:table-cell office:value-type="float" office:value="100000" table:style-name="ce8">
            <text:p>100000</text:p>
          </table:table-cell>
          <table:table-cell office:value-type="float" office:value="60000000" table:style-name="ce8">
            <text:p>60000000</text:p>
          </table:table-cell>
          <table:table-cell office:value-type="float" office:value="3600000000" table:style-name="ce8">
            <text:p>3600000000</text:p>
          </table:table-cell>
          <table:table-cell office:value-type="float" office:value="86400000000" table:style-name="ce8">
            <text:p>86400000000</text:p>
          </table:table-cell>
          <table:table-cell office:value-type="float" office:value="2630000000000" table:style-name="ce8">
            <text:p>2.63E+12</text:p>
          </table:table-cell>
          <table:table-cell office:value-type="float" office:value="31560000000000" table:style-name="ce8">
            <text:p>3.156E+13</text:p>
          </table:table-cell>
          <table:table-cell office:value-type="float" office:value="3156000000000000" table:style-name="ce10">
            <text:p>3.156E+15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n lg n</text:p>
          </table:table-cell>
          <table:table-cell office:value-type="float" office:value="500000" table:style-name="ce8">
            <text:p>500000</text:p>
          </table:table-cell>
          <table:table-cell office:value-type="float" office:value="466689075.02301902" table:style-name="ce8">
            <text:p>466689075</text:p>
          </table:table-cell>
          <table:table-cell office:value-type="float" office:value="34402689002.762199" table:style-name="ce8">
            <text:p>34402689003</text:p>
          </table:table-cell>
          <table:table-cell office:value-type="float" office:value="944914787350.17603" table:style-name="ce8">
            <text:p>9.44915E+11</text:p>
          </table:table-cell>
          <table:table-cell office:value-type="float" office:value="32664483618528.102" table:style-name="ce8">
            <text:p>3.26645E+13</text:p>
          </table:table-cell>
          <table:table-cell office:value-type="float" office:value="426032763547600" table:style-name="ce8">
            <text:p>4.26033E+14</text:p>
          </table:table-cell>
          <table:table-cell office:value-type="float" office:value="4.891527635476E+16" table:style-name="ce8">
            <text:p>4.89153E+16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n2</text:p>
          </table:table-cell>
          <table:table-cell office:value-type="float" office:value="10000000000" table:style-name="ce8">
            <text:p>10000000000</text:p>
          </table:table-cell>
          <table:table-cell office:value-type="float" office:value="3600000000000000" table:style-name="ce8">
            <text:p>3.6E+15</text:p>
          </table:table-cell>
          <table:table-cell office:value-type="float" office:value="1.296E+19" table:style-name="ce8">
            <text:p>1.296E+19</text:p>
          </table:table-cell>
          <table:table-cell office:value-type="float" office:value="7.46496E+21" table:style-name="ce8">
            <text:p>7.46496E+21</text:p>
          </table:table-cell>
          <table:table-cell office:value-type="float" office:value="6.9168999999999996E+24" table:style-name="ce8">
            <text:p>6.9169E+24</text:p>
          </table:table-cell>
          <table:table-cell office:value-type="float" office:value="9.9603360000000003E+26" table:style-name="ce8">
            <text:p>9.96034E+26</text:p>
          </table:table-cell>
          <table:table-cell office:value-type="float" office:value="9.9603360000000005E+30" table:style-name="ce8">
            <text:p>9.96034E+3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n3</text:p>
          </table:table-cell>
          <table:table-cell office:value-type="float" office:value="1000000000000000" table:style-name="ce8">
            <text:p>1E+15</text:p>
          </table:table-cell>
          <table:table-cell office:value-type="float" office:value="2.1600000000000002E+23" table:style-name="ce8">
            <text:p>2.16E+23</text:p>
          </table:table-cell>
          <table:table-cell office:value-type="float" office:value="4.6655999999999996E+28" table:style-name="ce8">
            <text:p>4.6656E+28</text:p>
          </table:table-cell>
          <table:table-cell office:value-type="float" office:value="6.4497254399999998E+32" table:style-name="ce8">
            <text:p>6.44973E+32</text:p>
          </table:table-cell>
          <table:table-cell office:value-type="float" office:value="1.8191447E+37" table:style-name="ce8">
            <text:p>1.81914E+37</text:p>
          </table:table-cell>
          <table:table-cell office:value-type="float" office:value="3.1434820416E+40" table:style-name="ce8">
            <text:p>3.14348E+40</text:p>
          </table:table-cell>
          <table:table-cell office:value-type="float" office:value="3.1434820416000001E+46" table:style-name="ce8">
            <text:p>3.14348E+46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2n</text:p>
          </table:table-cell>
          <table:table-cell office:value-type="float" office:value="1000000" table:style-name="ce8">
            <text:p>1000000</text:p>
          </table:table-cell>
          <table:table-cell office:value-type="float" office:value="933378150.04603696" table:style-name="ce8">
            <text:p>933378150</text:p>
          </table:table-cell>
          <table:table-cell office:value-type="float" office:value="68805378005.524506" table:style-name="ce8">
            <text:p>68805378006</text:p>
          </table:table-cell>
          <table:table-cell office:value-type="float" office:value="1889829574700.3501" table:style-name="ce8">
            <text:p>1.88983E+12</text:p>
          </table:table-cell>
          <table:table-cell office:value-type="float" office:value="65328967237056.102" table:style-name="ce8">
            <text:p>6.5329E+13</text:p>
          </table:table-cell>
          <table:table-cell office:value-type="float" office:value="852065527095200" table:style-name="ce8">
            <text:p>8.52066E+14</text:p>
          </table:table-cell>
          <table:table-cell office:value-type="float" office:value="9.783055270952E+16" table:style-name="ce8">
            <text:p>9.78306E+16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n!</text:p>
          </table:table-cell>
          <table:table-cell office:value-type="float" office:value="0" table:formula="msoxl:=#VALUE!" table:style-name="ce12">
            <text:p>#VALUE!</text:p>
          </table:table-cell>
          <table:table-cell office:value-type="float" office:value="0" table:formula="msoxl:=#VALUE!" table:style-name="ce12">
            <text:p>#VALUE!</text:p>
          </table:table-cell>
          <table:table-cell office:value-type="float" office:value="0" table:formula="msoxl:=#VALUE!" table:style-name="ce12">
            <text:p>#VALUE!</text:p>
          </table:table-cell>
          <table:table-cell office:value-type="float" office:value="0" table:formula="msoxl:=#VALUE!" table:style-name="ce12">
            <text:p>#VALUE!</text:p>
          </table:table-cell>
          <table:table-cell office:value-type="float" office:value="0" table:formula="msoxl:=#VALUE!" table:style-name="ce12">
            <text:p>#VALUE!</text:p>
          </table:table-cell>
          <table:table-cell office:value-type="float" office:value="0" table:formula="msoxl:=#VALUE!" table:style-name="ce12">
            <text:p>#VALUE!</text:p>
          </table:table-cell>
          <table:table-cell office:value-type="float" office:value="0" table:formula="msoxl:=#VALUE!" table:style-name="ce12">
            <text:p>#VALUE!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2) Calculate the polynomial time for the Bubble Sort. <text:s/>Use a different constant for each operatio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4">
            <text:p>BUBBLESORT(A)</text:p>
          </table:table-cell>
          <table:table-cell table:number-columns-repeated="2" table:style-name="ce1"/>
          <table:table-cell office:value-type="float" office:value="20000" table:style-name="ce1">
            <text:p>20000</text:p>
          </table:table-cell>
          <table:table-cell office:value-type="string" table:style-name="ce1">
            <text:p>2 second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1 <text:s/>for i = 1 to A.length - 1</text:p>
          </table:table-cell>
          <table:table-cell table:number-columns-repeated="2" table:style-name="ce1"/>
          <table:table-cell office:value-type="float" office:value="30000" table:style-name="ce1">
            <text:p>30000</text:p>
          </table:table-cell>
          <table:table-cell office:value-type="string" table:style-name="ce1">
            <text:p>4 second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2 <text:s text:c="6"/>for j = Lengthen downto i + 1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office:value-type="string" table:style-name="ce1">
            <text:p>6 second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3 <text:s text:c="11"/>if A[j] &lt; A[j - 1]</text:p>
          </table:table-cell>
          <table:table-cell table:number-columns-repeated="2" table:style-name="ce1"/>
          <table:table-cell office:value-type="float" office:value="100000" table:style-name="ce1">
            <text:p>100000</text:p>
          </table:table-cell>
          <table:table-cell office:value-type="string" table:style-name="ce1">
            <text:p>37 second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4 <text:s text:c="16"/>exchange A[j] with A[j - 1]</text:p>
          </table:table-cell>
          <table:table-cell table:number-columns-repeated="2" table:style-name="ce1"/>
          <table:table-cell office:value-type="string" table:style-name="ce1">
            <text:p>code attached with excel file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3) Show that When |x| ≤ 1, we have the approximation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5">
            <text:p>e^x = 1 + x + Θ(x^2).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e^x=1+x+x^2/2!+x^3/3!+.....=Σx^i/i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^x&gt;=1+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+x&lt;=e^x&lt;=1+x+x^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^x=1+x+Θ(x^2)</text:p>
          </table:table-cell>
          <table:table-cell table:number-columns-repeated="16383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Times New Roman" svg:font-family="&quot;Times New Roman&quot;"/>
    <style:font-face style:name="Cumberland" svg:font-family="Cumberland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ndrew</meta:initial-creator>
    <dc:creator>Andrew</dc:creator>
    <meta:creation-date>2014-09-20T02:53:33Z</meta:creation-date>
    <dc:date>2014-09-20T02:53:47Z</dc:date>
    <meta:editing-cycles>1</meta:editing-cycles>
    <meta:editing-duration>PT3195S</meta:editing-duration>
  </office:meta>
</office:document-meta>
</file>